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1.42cm"/>
    </style:style>
    <style:style style:name="co7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1.836cm"/>
    </style:style>
    <style:style style:name="co11" style:family="table-column">
      <style:table-column-properties fo:break-before="auto" style:column-width="6.916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order-left="none" fo:border-right="none" fo:border-top="none"/>
    </style:style>
    <style:style style:name="ce1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able-cell-properties fo:border-bottom="0.088cm solid #000000" fo:border-left="none" fo:border-right="none" fo:border-top="none"/>
      <style:text-properties style:use-window-font-color="true"/>
    </style:style>
    <style:style style:name="ce18" style:family="table-cell" style:parent-style-name="Default">
      <style:table-cell-properties fo:border="none"/>
      <style:text-properties style:use-window-font-color="tru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order-bottom="0.088cm solid #000000" fo:background-color="transparent" fo:border-left="none" fo:border-right="none" fo:border-top="none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order-bottom="0.088cm solid #000000" fo:border-left="none" fo:border-right="none" fo:border-top="none"/>
      <style:text-properties fo:color="#ff0000"/>
    </style:style>
    <style:style style:name="ce8" style:family="table-cell" style:parent-style-name="Default">
      <style:table-cell-properties fo:border="none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</office:automatic-styles>
  <office:body>
    <office:spreadsheet>
      <table:calculation-settings table:case-sensitive="false"/>
      <table:table table:name="stueckliste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7" table:default-cell-style-name="Default"/>
        <table:table-column table:style-name="co6" table:default-cell-style-name="ce16"/>
        <table:table-column table:style-name="co6" table:number-columns-repeated="1018" table:default-cell-style-name="Default"/>
        <table:table-row table:style-name="ro1">
          <table:table-cell office:value-type="string">
            <text:p>Paket</text:p>
          </table:table-cell>
          <table:table-cell office:value-type="string">
            <text:p>Artikel</text:p>
          </table:table-cell>
          <table:table-cell table:style-name="Default" office:value-type="string">
            <text:p>Luftart</text:p>
          </table:table-cell>
          <table:table-cell office:value-type="string">
            <text:p>Anzahl</text:p>
          </table:table-cell>
          <table:table-cell office:value-type="string">
            <text:p>Reihenfolge</text:p>
          </table:table-cell>
          <table:table-cell table:style-name="Default" office:value-type="string">
            <text:p>Bemerkung</text:p>
          </table:table-cell>
          <table:table-cell/>
          <table:table-cell office:value-type="string">
            <text:p>Paketname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1QRED3WIX100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50QAZ903WIX151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51QVLK3WIX001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151QVLK3WIX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0QUADRO3WV</text:p>
          </table:table-cell>
          <table:table-cell table:style-name="Default" office:value-type="string">
            <text:p>ZU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0ALSQ3W002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0QIV3WIX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100QSD3W0500</text:p>
          </table:table-cell>
          <table:table-cell table:style-name="ce1" office:value-type="string">
            <text:p>ZU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0BKZ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gelöscht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0QIV3WIX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gelöscht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0QSD3W0500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gelöscht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0QUADRO3WV</text:p>
          </table:table-cell>
          <table:table-cell table:style-name="Default" office:value-type="string">
            <text:p>ZU</text:p>
          </table:table-cell>
          <table:table-cell office:value-type="float" office:value="6">
            <text:p>6</text:p>
          </table:table-cell>
          <table:table-cell/>
          <table:table-cell table:style-name="Default" office:value-type="string">
            <text:p>gelöscht</text:p>
          </table:table-cell>
          <table:table-cell table:number-columns-repeated="101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string">
            <text:p>100QUL903WIX</text:p>
          </table:table-cell>
          <table:table-cell table:style-name="ce1" office:value-type="string">
            <text:p>ZU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Default" office:value-type="string">
            <text:p>gelöscht</text:p>
          </table:table-cell>
          <table:table-cell table:style-name="ce1"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00QIV3WIX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gelöscht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00QUDRO3WV</text:p>
          </table:table-cell>
          <table:table-cell table:style-name="Default" office:value-type="string">
            <text:p>ZU</text:p>
          </table:table-cell>
          <table:table-cell office:value-type="float" office:value="6">
            <text:p>6</text:p>
          </table:table-cell>
          <table:table-cell/>
          <table:table-cell table:style-name="Default" office:value-type="string">
            <text:p>gelöscht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00TVE001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gelöscht</text:p>
          </table:table-cell>
          <table:table-cell table:number-columns-repeated="101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100QUL903WIX</text:p>
          </table:table-cell>
          <table:table-cell table:style-name="ce1" office:value-type="string">
            <text:p>ZU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gelöscht</text:p>
          </table:table-cell>
          <table:table-cell table:style-name="ce1"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00QUADRO3WV</text:p>
          </table:table-cell>
          <table:table-cell table:style-name="Default" office:value-type="string">
            <text:p>AB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00QIV3WIX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00FILTAB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00QUL903WIX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00QIV3WIX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00ULC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00ULC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00QUADRO3WV</text:p>
          </table:table-cell>
          <table:table-cell table:style-name="Default" office:value-type="string">
            <text:p>ZU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100QUL903WIX</text:p>
          </table:table-cell>
          <table:table-cell table:style-name="ce1" office:value-type="string">
            <text:p>ZU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00QUADRO3WV</text:p>
          </table:table-cell>
          <table:table-cell table:style-name="Default" office:value-type="string">
            <text:p>ZU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00ULE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00QUL903WIX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string">
            <text:p>100QIV3WIX</text:p>
          </table:table-cell>
          <table:table-cell table:style-name="ce1" office:value-type="string">
            <text:p>ZU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00QUL903WIX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00QIV3WIX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00QUADRO3WV</text:p>
          </table:table-cell>
          <table:table-cell table:style-name="Default" office:value-type="string">
            <text:p>AB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00FILTAB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100URH</text:p>
          </table:table-cell>
          <table:table-cell table:style-name="ce1" office:value-type="string">
            <text:p>AB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00QUL903WIX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gelöscht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00QIV3WIX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gelöscht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00QUADRO3WV</text:p>
          </table:table-cell>
          <table:table-cell table:style-name="Default" office:value-type="string">
            <text:p>ZU</text:p>
          </table:table-cell>
          <table:table-cell office:value-type="float" office:value="6">
            <text:p>6</text:p>
          </table:table-cell>
          <table:table-cell/>
          <table:table-cell table:style-name="Default" office:value-type="string">
            <text:p>gelöscht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00QSD3W0500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gelöscht</text:p>
          </table:table-cell>
          <table:table-cell table:number-columns-repeated="1018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string">
            <text:p>100ZWD</text:p>
          </table:table-cell>
          <table:table-cell table:style-name="ce1" office:value-type="string">
            <text:p>ZU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gelöscht</text:p>
          </table:table-cell>
          <table:table-cell table:style-name="ce1"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00QIV3WIX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gelöscht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5ALF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gelöscht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00QUL903WIX125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gelöscht</text:p>
          </table:table-cell>
          <table:table-cell table:number-columns-repeated="1018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string">
            <text:p>100QUADRO3WV</text:p>
          </table:table-cell>
          <table:table-cell table:style-name="ce1" office:value-type="string">
            <text:p>AB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string">
            <text:p>gelöscht</text:p>
          </table:table-cell>
          <table:table-cell table:style-name="ce1"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00QIV3WIX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00QUADRO3WV</text:p>
          </table:table-cell>
          <table:table-cell table:style-name="Default" office:value-type="string">
            <text:p>AB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00QUL903WIX125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string">
            <text:p>125AVD</text:p>
          </table:table-cell>
          <table:table-cell table:style-name="ce1" office:value-type="string">
            <text:p>AB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00QUADRO3WV</text:p>
          </table:table-cell>
          <table:table-cell table:style-name="Default" office:value-type="string">
            <text:p>ZU</text:p>
          </table:table-cell>
          <table:table-cell office:value-type="float" office:value="6">
            <text:p>6</text:p>
          </table:table-cell>
          <table:table-cell/>
          <table:table-cell table:style-name="Default" office:value-type="string">
            <text:p>gelöscht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00QUL903WIX125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gelöscht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00QSD3W0500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gelöscht</text:p>
          </table:table-cell>
          <table:table-cell table:number-columns-repeated="101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125BKZ</text:p>
          </table:table-cell>
          <table:table-cell table:style-name="ce2" office:value-type="string">
            <text:p>ZU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gelöscht</text:p>
          </table:table-cell>
          <table:table-cell table:style-name="ce2" table:number-columns-repeated="101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string">
            <text:p>100QIV3WIX</text:p>
          </table:table-cell>
          <table:table-cell table:style-name="ce1" office:value-type="string">
            <text:p>ZU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gelöscht</text:p>
          </table:table-cell>
          <table:table-cell table:style-name="ce1"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25ULC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00QIV3WIX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00QUL903WIX125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00QIV3WIX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00QUADRO3WV</text:p>
          </table:table-cell>
          <table:table-cell table:style-name="Default" office:value-type="string">
            <text:p>AB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25ULC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00QUL903WIX125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25FILTAB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string">
            <text:p>100QUADRO3WV</text:p>
          </table:table-cell>
          <table:table-cell table:style-name="ce1" office:value-type="string">
            <text:p>ZU</text:p>
          </table:table-cell>
          <table:table-cell table:style-name="ce1" office:value-type="float" office:value="6">
            <text:p>6</text:p>
          </table:table-cell>
          <table:table-cell table:style-name="ce1"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00QUL903WIX125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00QIV3WIX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00QUDRO3WV</text:p>
          </table:table-cell>
          <table:table-cell table:style-name="Default" office:value-type="string">
            <text:p>AB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25FILTAB</text:p>
          </table:table-cell>
          <table:table-cell table:style-name="Default"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string">
            <text:p>125URH</text:p>
          </table:table-cell>
          <table:table-cell table:style-name="ce1" office:value-type="string">
            <text:p>AB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300LGIX101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00QIV3WIX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00QSD3W0500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00QAK3WIX001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string">
            <text:p>100QUADRO3WV</text:p>
          </table:table-cell>
          <table:table-cell table:style-name="ce1" office:value-type="string">
            <text:p>ZU</text:p>
          </table:table-cell>
          <table:table-cell table:style-name="ce1" office:value-type="float" office:value="6">
            <text:p>6</text:p>
          </table:table-cell>
          <table:table-cell table:style-name="ce1"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300LGIX102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100QUADRO3WV</text:p>
          </table:table-cell>
          <table:table-cell table:style-name="Default" office:value-type="string">
            <text:p>ZU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100QSD3W0500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100QAK3WIX001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100QIV3WIX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00QSD3W0500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00QAK3WIX001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00QIV3WIX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00QUADRO3WV</text:p>
          </table:table-cell>
          <table:table-cell table:style-name="Default" office:value-type="string">
            <text:p>ZU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300LGIX103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00QIV3WIX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00QAK3WIX001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00QSD3W0500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00QUADRO3WV</text:p>
          </table:table-cell>
          <table:table-cell table:style-name="Default" office:value-type="string">
            <text:p>ZU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300LGIX301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00QIV3WIX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00QSD3W0500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300LGIX302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00QAK3WIX001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00QUADRO3WV</text:p>
          </table:table-cell>
          <table:table-cell table:style-name="Default" office:value-type="string">
            <text:p>ZU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00QUADRO3WV</text:p>
          </table:table-cell>
          <table:table-cell table:style-name="Default" office:value-type="string">
            <text:p>ZU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00QSD3W0500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00QAK3WIX001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300LGIX303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00QIV3WIX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300LGIX401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100QIV3WIX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100QAK3WIX001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100QSD3W0500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100QUADRO3WV</text:p>
          </table:table-cell>
          <table:table-cell table:style-name="Default" office:value-type="string">
            <text:p>ZU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300LGIX402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00QUADRO3WV</text:p>
          </table:table-cell>
          <table:table-cell table:style-name="Default" office:value-type="string">
            <text:p>ZU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00QAK3WIX001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00QIV3WIX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00QSD3W0500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00QIV3WIX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300LGIX403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00QUADRO3WV</text:p>
          </table:table-cell>
          <table:table-cell table:style-name="Default" office:value-type="string">
            <text:p>ZU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00QAK3WIX001</text:p>
          </table:table-cell>
          <table:table-cell table:style-name="Default" office:value-type="string">
            <text:p>Z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string">
            <text:p>100QSD3W0500</text:p>
          </table:table-cell>
          <table:table-cell table:style-name="ce1" office:value-type="string">
            <text:p>ZU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20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50COMPD</text:p>
          </table:table-cell>
          <table:table-cell office:value-type="string">
            <text:p>A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0LG002</text:p>
          </table:table-cell>
          <table:table-cell office:value-type="string">
            <text:p>A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string">
            <text:p>150STVIX</text:p>
          </table:table-cell>
          <table:table-cell table:style-name="ce10" office:value-type="string">
            <text:p>AU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0DDF003</text:p>
          </table:table-cell>
          <table:table-cell office:value-type="string">
            <text:p>A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50COMPD</text:p>
          </table:table-cell>
          <table:table-cell office:value-type="string">
            <text:p>A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string">
            <text:p>150STVIX</text:p>
          </table:table-cell>
          <table:table-cell table:style-name="ce10" office:value-type="string">
            <text:p>AU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50STVIX</text:p>
          </table:table-cell>
          <table:table-cell office:value-type="string">
            <text:p>AU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6" office:value-type="string">
            <text:p>200REVIX150</text:p>
          </table:table-cell>
          <table:table-cell office:value-type="string">
            <text:p>A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sgetauscht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6" office:value-type="string">
            <text:p>200LE008</text:p>
          </table:table-cell>
          <table:table-cell office:value-type="string">
            <text:p>A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sgetauscht</text:p>
          </table:table-cell>
          <table:table-cell table:number-columns-repeated="1018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string">
            <text:p>150COMPD</text:p>
          </table:table-cell>
          <table:table-cell table:style-name="ce10" office:value-type="string">
            <text:p>AU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7"/>
          <table:table-cell table:style-name="ce1"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00STVIX</text:p>
          </table:table-cell>
          <table:table-cell office:value-type="string">
            <text:p>AU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00LG004</text:p>
          </table:table-cell>
          <table:table-cell office:value-type="string">
            <text:p>AU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string">
            <text:p>200COMPD</text:p>
          </table:table-cell>
          <table:table-cell table:style-name="ce10" office:value-type="string">
            <text:p>AU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7"/>
          <table:table-cell table:style-name="ce1"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0DDF003</text:p>
          </table:table-cell>
          <table:table-cell office:value-type="string">
            <text:p>AU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0COMPD</text:p>
          </table:table-cell>
          <table:table-cell office:value-type="string">
            <text:p>AU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string">
            <text:p>200STVIX</text:p>
          </table:table-cell>
          <table:table-cell table:style-name="ce10" office:value-type="string">
            <text:p>AU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7"/>
          <table:table-cell table:style-name="ce1"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50LE</text:p>
          </table:table-cell>
          <table:table-cell office:value-type="string">
            <text:p>AU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string">
            <text:p>200REVIX200</text:p>
          </table:table-cell>
          <table:table-cell office:value-type="string">
            <text:p>A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sgetauscht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00COMPD</text:p>
          </table:table-cell>
          <table:table-cell office:value-type="string">
            <text:p>AU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string">
            <text:p>200STVIX</text:p>
          </table:table-cell>
          <table:table-cell table:style-name="ce10" office:value-type="string">
            <text:p>AU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7"/>
          <table:table-cell table:style-name="ce1"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150COMPD</text:p>
          </table:table-cell>
          <table:table-cell office:value-type="string">
            <text:p>FO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table:style-name="ce6" office:value-type="string">
            <text:p>150STVIX</text:p>
          </table:table-cell>
          <table:table-cell office:value-type="string">
            <text:p>F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u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00LG002</text:p>
          </table:table-cell>
          <table:table-cell office:value-type="string">
            <text:p>FO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string">
            <text:p>150250TYP4A</text:p>
          </table:table-cell>
          <table:table-cell table:style-name="ce10" office:value-type="string">
            <text:p>FO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7"/>
          <table:table-cell table:style-name="ce1"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150250TYP4A</text:p>
          </table:table-cell>
          <table:table-cell office:value-type="string">
            <text:p>FO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0DDF003</text:p>
          </table:table-cell>
          <table:table-cell office:value-type="string">
            <text:p>FO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style-name="ce6" office:value-type="string">
            <text:p>150STVIX</text:p>
          </table:table-cell>
          <table:table-cell office:value-type="string">
            <text:p>F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u</text:p>
          </table:table-cell>
          <table:table-cell table:number-columns-repeated="1018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string">
            <text:p>150COMPD</text:p>
          </table:table-cell>
          <table:table-cell table:style-name="ce10" office:value-type="string">
            <text:p>FO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7"/>
          <table:table-cell table:style-name="ce1" table:number-columns-repeated="1018"/>
        </table:table-row>
        <table:table-row table:style-name="ro1">
          <table:table-cell table:style-name="ce2"/>
          <table:table-cell table:style-name="ce6" office:value-type="string">
            <text:p>150STVIX</text:p>
          </table:table-cell>
          <table:table-cell table:style-name="ce11" office:value-type="string">
            <text:p>FO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18" office:value-type="string">
            <text:p>Neu</text:p>
          </table:table-cell>
          <table:table-cell table:style-name="ce2"/>
          <table:table-cell table:style-name="ce6" office:value-type="string">
            <text:p>Fortluftpaket für WAC300 für 135° Bogen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6" office:value-type="string">
            <text:p>200REVIX150</text:p>
          </table:table-cell>
          <table:table-cell table:style-name="ce11" office:value-type="string">
            <text:p>FO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18" office:value-type="string">
            <text:p>Neu</text:p>
          </table:table-cell>
          <table:table-cell table:style-name="ce2"/>
          <table:table-cell table:style-name="ce6" office:value-type="string">
            <text:p>Fortluftpaket für WAC300 für 135° Bogen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6" office:value-type="string">
            <text:p>150250TYP4A</text:p>
          </table:table-cell>
          <table:table-cell table:style-name="ce11" office:value-type="string">
            <text:p>FO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18" office:value-type="string">
            <text:p>Neu</text:p>
          </table:table-cell>
          <table:table-cell table:style-name="ce2"/>
          <table:table-cell table:style-name="ce6" office:value-type="string">
            <text:p>Fortluftpaket für WAC300 für 135° Bogen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6" office:value-type="string">
            <text:p>200LD001</text:p>
          </table:table-cell>
          <table:table-cell table:style-name="ce11" office:value-type="string">
            <text:p>FO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18" office:value-type="string">
            <text:p>Neu</text:p>
          </table:table-cell>
          <table:table-cell table:style-name="ce2"/>
          <table:table-cell table:style-name="ce6" office:value-type="string">
            <text:p>Fortluftpaket für WAC300 für 135° Bogen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7" office:value-type="string">
            <text:p>150COMPD</text:p>
          </table:table-cell>
          <table:table-cell table:style-name="ce10" office:value-type="string">
            <text:p>FO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8" office:value-type="string">
            <text:p>Neu</text:p>
          </table:table-cell>
          <table:table-cell table:style-name="ce1"/>
          <table:table-cell table:style-name="ce6" office:value-type="string">
            <text:p>Fortluftpaket für WAC300 für 135° Bogen</text:p>
          </table:table-cell>
          <table:table-cell table:style-name="ce1"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200LG004</text:p>
          </table:table-cell>
          <table:table-cell office:value-type="string">
            <text:p>FO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4">
            <text:p>34</text:p>
          </table:table-cell>
          <table:table-cell table:style-name="ce8" office:value-type="string">
            <text:p>200300TYP4A</text:p>
          </table:table-cell>
          <table:table-cell office:value-type="string">
            <text:p>F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sgetauscht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8" office:value-type="string">
            <text:p>200STVIX</text:p>
          </table:table-cell>
          <table:table-cell office:value-type="string">
            <text:p>F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u</text:p>
          </table:table-cell>
          <table:table-cell table:number-columns-repeated="1018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string">
            <text:p>200COMPD</text:p>
          </table:table-cell>
          <table:table-cell table:style-name="ce10" office:value-type="string">
            <text:p>FO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7"/>
          <table:table-cell table:style-name="ce1" table:number-columns-repeated="1018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200DDF003</text:p>
          </table:table-cell>
          <table:table-cell office:value-type="string">
            <text:p>FO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200COMPD</text:p>
          </table:table-cell>
          <table:table-cell office:value-type="string">
            <text:p>FO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string">
            <text:p>200STVIX</text:p>
          </table:table-cell>
          <table:table-cell office:value-type="string">
            <text:p>F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u</text:p>
          </table:table-cell>
          <table:table-cell table:number-columns-repeated="1018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7" office:value-type="string">
            <text:p>200300TYP4A</text:p>
          </table:table-cell>
          <table:table-cell table:style-name="ce10" office:value-type="string">
            <text:p>FO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7" office:value-type="string">
            <text:p>ausgetauscht</text:p>
          </table:table-cell>
          <table:table-cell table:style-name="ce1" table:number-columns-repeated="1018"/>
        </table:table-row>
        <table:table-row table:style-name="ro1">
          <table:table-cell table:style-name="ce2"/>
          <table:table-cell table:style-name="ce6" office:value-type="string">
            <text:p>200STVIX</text:p>
          </table:table-cell>
          <table:table-cell table:style-name="ce11" office:value-type="string">
            <text:p>FO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18" office:value-type="string">
            <text:p>Neu</text:p>
          </table:table-cell>
          <table:table-cell table:style-name="ce2"/>
          <table:table-cell table:style-name="ce6" office:value-type="string">
            <text:p>Fortluftpaket für WAC400 für 135° Bogen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6" office:value-type="string">
            <text:p>200REVIX200</text:p>
          </table:table-cell>
          <table:table-cell table:style-name="ce11" office:value-type="string">
            <text:p>FO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18" office:value-type="string">
            <text:p>Neu</text:p>
          </table:table-cell>
          <table:table-cell table:style-name="ce2"/>
          <table:table-cell table:style-name="ce6" office:value-type="string">
            <text:p>Fortluftpaket für WAC400 für 135° Bogen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6" office:value-type="string">
            <text:p>200300TYP4A</text:p>
          </table:table-cell>
          <table:table-cell table:style-name="ce11" office:value-type="string">
            <text:p>FO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18" office:value-type="string">
            <text:p>Neu</text:p>
          </table:table-cell>
          <table:table-cell table:style-name="ce2"/>
          <table:table-cell table:style-name="ce6" office:value-type="string">
            <text:p>Fortluftpaket für WAC400 für 135° Bogen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6" office:value-type="string">
            <text:p>200LD001</text:p>
          </table:table-cell>
          <table:table-cell table:style-name="ce11" office:value-type="string">
            <text:p>FO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18" office:value-type="string">
            <text:p>Neu</text:p>
          </table:table-cell>
          <table:table-cell table:style-name="ce2"/>
          <table:table-cell table:style-name="ce6" office:value-type="string">
            <text:p>Fortluftpaket für WAC400 für 135° Bogen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7" office:value-type="string">
            <text:p>200COMPD</text:p>
          </table:table-cell>
          <table:table-cell table:style-name="ce10" office:value-type="string">
            <text:p>FO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7" office:value-type="string">
            <text:p>Neu</text:p>
          </table:table-cell>
          <table:table-cell table:style-name="ce1"/>
          <table:table-cell table:style-name="ce6" office:value-type="string">
            <text:p>Fortluftpaket für WAC400 für 135° Bogen</text:p>
          </table:table-cell>
          <table:table-cell table:style-name="ce1" table:number-columns-repeated="1016"/>
        </table:table-row>
        <table:table-row table:style-name="ro1">
          <table:table-cell table:style-name="ce3" office:value-type="float" office:value="36">
            <text:p>36</text:p>
          </table:table-cell>
          <table:table-cell office:value-type="string">
            <text:p>300WAC</text:p>
          </table:table-cell>
          <table:table-cell office:value-type="string">
            <text:p>ZU</text:p>
          </table:table-cell>
          <table:table-cell table:style-name="ce12" office:value-type="float" office:value="0.5">
            <text:p>0,5</text:p>
          </table:table-cell>
          <table:table-cell table:number-columns-repeated="3"/>
          <table:table-cell office:value-type="string">
            <text:p>Geräte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36">
            <text:p>36</text:p>
          </table:table-cell>
          <table:table-cell office:value-type="string">
            <text:p>150QUADRO3WV</text:p>
          </table:table-cell>
          <table:table-cell office:value-type="string">
            <text:p>ZU</text:p>
          </table:table-cell>
          <table:table-cell table:style-name="ce12" office:value-type="float" office:value="3">
            <text:p>3</text:p>
          </table:table-cell>
          <table:table-cell table:number-columns-repeated="3"/>
          <table:table-cell office:value-type="string">
            <text:p>Geräte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36">
            <text:p>36</text:p>
          </table:table-cell>
          <table:table-cell office:value-type="string">
            <text:p>150QSILOA3W1000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Geräte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36">
            <text:p>36</text:p>
          </table:table-cell>
          <table:table-cell office:value-type="string">
            <text:p>150QIV3WIX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Geräte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37">
            <text:p>37</text:p>
          </table:table-cell>
          <table:table-cell office:value-type="string">
            <text:p>150QIV3WIX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Geräte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37">
            <text:p>37</text:p>
          </table:table-cell>
          <table:table-cell office:value-type="string">
            <text:p>300WAC</text:p>
          </table:table-cell>
          <table:table-cell office:value-type="string">
            <text:p>AB</text:p>
          </table:table-cell>
          <table:table-cell table:style-name="ce12" office:value-type="float" office:value="0.5">
            <text:p>0,5</text:p>
          </table:table-cell>
          <table:table-cell table:number-columns-repeated="3"/>
          <table:table-cell office:value-type="string">
            <text:p>Geräte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37">
            <text:p>37</text:p>
          </table:table-cell>
          <table:table-cell office:value-type="string">
            <text:p>150QSILOA3W1000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Geräte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37">
            <text:p>37</text:p>
          </table:table-cell>
          <table:table-cell office:value-type="string">
            <text:p>150QUADRO3WV</text:p>
          </table:table-cell>
          <table:table-cell office:value-type="string">
            <text:p>AB</text:p>
          </table:table-cell>
          <table:table-cell table:style-name="ce12" office:value-type="float" office:value="3">
            <text:p>3</text:p>
          </table:table-cell>
          <table:table-cell table:number-columns-repeated="3"/>
          <table:table-cell office:value-type="string">
            <text:p>Geräte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38">
            <text:p>38</text:p>
          </table:table-cell>
          <table:table-cell office:value-type="string">
            <text:p>300WAC</text:p>
          </table:table-cell>
          <table:table-cell office:value-type="string">
            <text:p>ZU</text:p>
          </table:table-cell>
          <table:table-cell table:style-name="ce12" office:value-type="float" office:value="0.5">
            <text:p>0,5</text:p>
          </table:table-cell>
          <table:table-cell table:number-columns-repeated="1020"/>
        </table:table-row>
        <table:table-row table:style-name="ro1">
          <table:table-cell table:style-name="ce3" office:value-type="float" office:value="38">
            <text:p>38</text:p>
          </table:table-cell>
          <table:table-cell office:value-type="string">
            <text:p>150STVIX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8">
            <text:p>38</text:p>
          </table:table-cell>
          <table:table-cell office:value-type="string">
            <text:p>150COMPD</text:p>
          </table:table-cell>
          <table:table-cell office:value-type="string">
            <text:p>ZU</text:p>
          </table:table-cell>
          <table:table-cell table:style-name="ce12" office:value-type="float" office:value="0.5">
            <text:p>0,5</text:p>
          </table:table-cell>
          <table:table-cell table:number-columns-repeated="1020"/>
        </table:table-row>
        <table:table-row table:style-name="ro1">
          <table:table-cell table:style-name="ce3" office:value-type="float" office:value="38">
            <text:p>38</text:p>
          </table:table-cell>
          <table:table-cell office:value-type="string">
            <text:p>150QSILA3W1000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9">
            <text:p>39</text:p>
          </table:table-cell>
          <table:table-cell office:value-type="string">
            <text:p>150QSILA3W1000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9">
            <text:p>39</text:p>
          </table:table-cell>
          <table:table-cell office:value-type="string">
            <text:p>150STVIX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9">
            <text:p>39</text:p>
          </table:table-cell>
          <table:table-cell office:value-type="string">
            <text:p>150COMPD</text:p>
          </table:table-cell>
          <table:table-cell office:value-type="string">
            <text:p>AB</text:p>
          </table:table-cell>
          <table:table-cell table:style-name="ce12" office:value-type="float" office:value="0.5">
            <text:p>0,5</text:p>
          </table:table-cell>
          <table:table-cell table:number-columns-repeated="1020"/>
        </table:table-row>
        <table:table-row table:style-name="ro1">
          <table:table-cell table:style-name="ce3" office:value-type="float" office:value="39">
            <text:p>39</text:p>
          </table:table-cell>
          <table:table-cell office:value-type="string">
            <text:p>300WAC</text:p>
          </table:table-cell>
          <table:table-cell office:value-type="string">
            <text:p>AB</text:p>
          </table:table-cell>
          <table:table-cell table:style-name="ce12" office:value-type="float" office:value="0.5">
            <text:p>0,5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150STVIX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150COMPD</text:p>
          </table:table-cell>
          <table:table-cell office:value-type="string">
            <text:p>ZU</text:p>
          </table:table-cell>
          <table:table-cell table:style-name="ce12" office:value-type="float" office:value="0.5">
            <text:p>0,5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300WAC</text:p>
          </table:table-cell>
          <table:table-cell office:value-type="string">
            <text:p>ZU</text:p>
          </table:table-cell>
          <table:table-cell table:style-name="ce12" office:value-type="float" office:value="0.5">
            <text:p>0,5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150QSILA3W1000</text:p>
          </table:table-cell>
          <table:table-cell office:value-type="string">
            <text:p>ZU</text:p>
          </table:table-cell>
          <table:table-cell table:style-name="ce12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150STVIX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300WAC</text:p>
          </table:table-cell>
          <table:table-cell office:value-type="string">
            <text:p>AB</text:p>
          </table:table-cell>
          <table:table-cell table:style-name="ce12" office:value-type="float" office:value="0.5">
            <text:p>0,5</text:p>
          </table:table-cell>
          <table:table-cell table:number-columns-repeated="1020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150COMPD</text:p>
          </table:table-cell>
          <table:table-cell office:value-type="string">
            <text:p>AB</text:p>
          </table:table-cell>
          <table:table-cell table:style-name="ce12" office:value-type="float" office:value="0.5">
            <text:p>0,5</text:p>
          </table:table-cell>
          <table:table-cell table:number-columns-repeated="1020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150QSILA3W1000</text:p>
          </table:table-cell>
          <table:table-cell office:value-type="string">
            <text:p>AB</text:p>
          </table:table-cell>
          <table:table-cell table:style-name="ce12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400WAC</text:p>
          </table:table-cell>
          <table:table-cell office:value-type="string">
            <text:p>ZU</text:p>
          </table:table-cell>
          <table:table-cell table:style-name="ce12" office:value-type="float" office:value="0.5">
            <text:p>0,5</text:p>
          </table:table-cell>
          <table:table-cell table:number-columns-repeated="1020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string">
            <text:p>200300TYP4A</text:p>
          </table:table-cell>
          <table:table-cell office:value-type="string">
            <text:p>ZU</text:p>
          </table:table-cell>
          <table:table-cell table:style-name="ce12" office:value-type="float" office:value="2">
            <text:p>2</text:p>
          </table:table-cell>
          <table:table-cell/>
          <table:table-cell office:value-type="string">
            <text:p>ausgetauscht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200COMPD</text:p>
          </table:table-cell>
          <table:table-cell office:value-type="string">
            <text:p>ZU</text:p>
          </table:table-cell>
          <table:table-cell table:style-name="ce12" office:value-type="float" office:value="0.5">
            <text:p>0,5</text:p>
          </table:table-cell>
          <table:table-cell table:number-columns-repeated="102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400WAC</text:p>
          </table:table-cell>
          <table:table-cell office:value-type="string">
            <text:p>AB</text:p>
          </table:table-cell>
          <table:table-cell table:style-name="ce12" office:value-type="float" office:value="0.5">
            <text:p>0,5</text:p>
          </table:table-cell>
          <table:table-cell table:number-columns-repeated="102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200COMPD</text:p>
          </table:table-cell>
          <table:table-cell office:value-type="string">
            <text:p>AB</text:p>
          </table:table-cell>
          <table:table-cell table:style-name="ce12" office:value-type="float" office:value="0.5">
            <text:p>0,5</text:p>
          </table:table-cell>
          <table:table-cell table:number-columns-repeated="1020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7" office:value-type="string">
            <text:p>200300TYP4A</text:p>
          </table:table-cell>
          <table:table-cell table:style-name="ce10" office:value-type="string">
            <text:p>AB</text:p>
          </table:table-cell>
          <table:table-cell table:style-name="ce13" office:value-type="float" office:value="2">
            <text:p>2</text:p>
          </table:table-cell>
          <table:table-cell table:style-name="ce1"/>
          <table:table-cell table:style-name="ce17" office:value-type="string">
            <text:p>ausgetauscht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44">
            <text:p>44</text:p>
          </table:table-cell>
          <table:table-cell office:value-type="string">
            <text:p>150QPSK3W</text:p>
          </table:table-cell>
          <table:table-cell office:value-type="string">
            <text:p>ZU</text:p>
          </table:table-cell>
          <table:table-cell table:style-name="ce12" office:value-type="float" office:value="2.5">
            <text:p>2,5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44">
            <text:p>44</text:p>
          </table:table-cell>
          <table:table-cell office:value-type="string">
            <text:p>150QUG3WIX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44">
            <text:p>44</text:p>
          </table:table-cell>
          <table:table-cell office:value-type="string">
            <text:p>50KSB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44">
            <text:p>44</text:p>
          </table:table-cell>
          <table:table-cell office:value-type="string">
            <text:p>151ADBL001</text:p>
          </table:table-cell>
          <table:table-cell office:value-type="string">
            <text:p>ZU</text:p>
          </table:table-cell>
          <table:table-cell table:style-name="ce12" office:value-type="float" office:value="3">
            <text:p>3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44">
            <text:p>44</text:p>
          </table:table-cell>
          <table:table-cell office:value-type="string">
            <text:p>151QPSK3W</text:p>
          </table:table-cell>
          <table:table-cell office:value-type="string">
            <text:p>ZU</text:p>
          </table:table-cell>
          <table:table-cell table:style-name="ce12" office:value-type="float" office:value="2.5">
            <text:p>2,5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44">
            <text:p>44</text:p>
          </table:table-cell>
          <table:table-cell office:value-type="string">
            <text:p>151QWI90B3WIX01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44">
            <text:p>44</text:p>
          </table:table-cell>
          <table:table-cell office:value-type="string">
            <text:p>151QUADRO3WV</text:p>
          </table:table-cell>
          <table:table-cell office:value-type="string">
            <text:p>ZU</text:p>
          </table:table-cell>
          <table:table-cell table:style-name="ce12" office:value-type="float" office:value="1.5">
            <text:p>1,5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44">
            <text:p>44</text:p>
          </table:table-cell>
          <table:table-cell office:value-type="string">
            <text:p>100QPSK3W</text:p>
          </table:table-cell>
          <table:table-cell office:value-type="string">
            <text:p>ZU</text:p>
          </table:table-cell>
          <table:table-cell table:style-name="ce12" office:value-type="float" office:value="15">
            <text:p>15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44">
            <text:p>44</text:p>
          </table:table-cell>
          <table:table-cell office:value-type="string">
            <text:p>150QRED3WIX151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4" office:value-type="float" office:value="44">
            <text:p>44</text:p>
          </table:table-cell>
          <table:table-cell table:style-name="ce2" office:value-type="string">
            <text:p>150QUADRO3WV</text:p>
          </table:table-cell>
          <table:table-cell table:style-name="ce11" office:value-type="string">
            <text:p>ZU</text:p>
          </table:table-cell>
          <table:table-cell table:style-name="ce14" office:value-type="float" office:value="3">
            <text:p>3</text:p>
          </table:table-cell>
          <table:table-cell table:style-name="ce2"/>
          <table:table-cell table:style-name="ce18"/>
          <table:table-cell table:style-name="ce2"/>
          <table:table-cell office:value-type="string">
            <text:p>Grundpaket 300WAC</text:p>
          </table:table-cell>
          <table:table-cell table:style-name="ce2" table:number-columns-repeated="1016"/>
        </table:table-row>
        <table:table-row table:style-name="ro1">
          <table:table-cell table:style-name="ce3" office:value-type="float" office:value="45">
            <text:p>45</text:p>
          </table:table-cell>
          <table:table-cell office:value-type="string">
            <text:p>150QPSK3W</text:p>
          </table:table-cell>
          <table:table-cell office:value-type="string">
            <text:p>AB</text:p>
          </table:table-cell>
          <table:table-cell table:style-name="ce12" office:value-type="float" office:value="2.5">
            <text:p>2,5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45">
            <text:p>45</text:p>
          </table:table-cell>
          <table:table-cell office:value-type="string">
            <text:p>151ADBL001</text:p>
          </table:table-cell>
          <table:table-cell office:value-type="string">
            <text:p>AB</text:p>
          </table:table-cell>
          <table:table-cell table:style-name="ce12" office:value-type="float" office:value="3">
            <text:p>3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45">
            <text:p>45</text:p>
          </table:table-cell>
          <table:table-cell office:value-type="string">
            <text:p>50KSB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45">
            <text:p>45</text:p>
          </table:table-cell>
          <table:table-cell office:value-type="string">
            <text:p>150QRED3WIX151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45">
            <text:p>45</text:p>
          </table:table-cell>
          <table:table-cell office:value-type="string">
            <text:p>151QUADRO3WV</text:p>
          </table:table-cell>
          <table:table-cell office:value-type="string">
            <text:p>AB</text:p>
          </table:table-cell>
          <table:table-cell table:style-name="ce12" office:value-type="float" office:value="1.5">
            <text:p>1,5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45">
            <text:p>45</text:p>
          </table:table-cell>
          <table:table-cell office:value-type="string">
            <text:p>151QWI90B3WIX01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45">
            <text:p>45</text:p>
          </table:table-cell>
          <table:table-cell office:value-type="string">
            <text:p>100QPSK3W</text:p>
          </table:table-cell>
          <table:table-cell office:value-type="string">
            <text:p>AB</text:p>
          </table:table-cell>
          <table:table-cell table:style-name="ce12" office:value-type="float" office:value="15">
            <text:p>15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45">
            <text:p>45</text:p>
          </table:table-cell>
          <table:table-cell office:value-type="string">
            <text:p>151QPSK3W</text:p>
          </table:table-cell>
          <table:table-cell office:value-type="string">
            <text:p>AB</text:p>
          </table:table-cell>
          <table:table-cell table:style-name="ce12" office:value-type="float" office:value="2.5">
            <text:p>2,5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3" office:value-type="float" office:value="45">
            <text:p>45</text:p>
          </table:table-cell>
          <table:table-cell office:value-type="string">
            <text:p>150QUADRO3WV</text:p>
          </table:table-cell>
          <table:table-cell office:value-type="string">
            <text:p>AB</text:p>
          </table:table-cell>
          <table:table-cell table:style-name="ce12" office:value-type="float" office:value="3">
            <text:p>3</text:p>
          </table:table-cell>
          <table:table-cell table:number-columns-repeated="3"/>
          <table:table-cell office:value-type="string">
            <text:p>Grundpaket 300WAC</text:p>
          </table:table-cell>
          <table:table-cell table:number-columns-repeated="1016"/>
        </table:table-row>
        <table:table-row table:style-name="ro1">
          <table:table-cell table:style-name="ce5" office:value-type="float" office:value="45">
            <text:p>45</text:p>
          </table:table-cell>
          <table:table-cell table:style-name="ce1" office:value-type="string">
            <text:p>150QUG3WIX</text:p>
          </table:table-cell>
          <table:table-cell table:style-name="ce10" office:value-type="string">
            <text:p>AB</text:p>
          </table:table-cell>
          <table:table-cell table:style-name="ce13" office:value-type="float" office:value="1">
            <text:p>1</text:p>
          </table:table-cell>
          <table:table-cell table:style-name="ce1"/>
          <table:table-cell table:style-name="ce17"/>
          <table:table-cell table:style-name="ce1"/>
          <table:table-cell office:value-type="string">
            <text:p>Grundpaket 300WAC</text:p>
          </table:table-cell>
          <table:table-cell table:style-name="ce1"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50QRED3WIX151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00QPSK3W</text:p>
          </table:table-cell>
          <table:table-cell office:value-type="string">
            <text:p>ZU</text:p>
          </table:table-cell>
          <table:table-cell table:style-name="ce12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51QWI90B3WIX01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50QUADRO3WV</text:p>
          </table:table-cell>
          <table:table-cell office:value-type="string">
            <text:p>ZU</text:p>
          </table:table-cell>
          <table:table-cell table:style-name="ce1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50QPSK3W</text:p>
          </table:table-cell>
          <table:table-cell office:value-type="string">
            <text:p>ZU</text:p>
          </table:table-cell>
          <table:table-cell table:style-name="ce12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51QPSK3W</text:p>
          </table:table-cell>
          <table:table-cell office:value-type="string">
            <text:p>ZU</text:p>
          </table:table-cell>
          <table:table-cell table:style-name="ce12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50KSB</text:p>
          </table:table-cell>
          <table:table-cell office:value-type="string">
            <text:p>ZU</text:p>
          </table:table-cell>
          <table:table-cell table:style-name="ce12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51ADBL001</text:p>
          </table:table-cell>
          <table:table-cell office:value-type="string">
            <text:p>ZU</text:p>
          </table:table-cell>
          <table:table-cell table:style-name="ce1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51QUADRO3WV</text:p>
          </table:table-cell>
          <table:table-cell office:value-type="string">
            <text:p>ZU</text:p>
          </table:table-cell>
          <table:table-cell table:style-name="ce12" office:value-type="float" office:value="1.5">
            <text:p>1,5</text:p>
          </table:table-cell>
          <table:table-cell table:number-columns-repeated="1020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string">
            <text:p>200RED3WIX150</text:p>
          </table:table-cell>
          <table:table-cell table:style-name="ce11" office:value-type="string">
            <text:p>ZU</text:p>
          </table:table-cell>
          <table:table-cell table:style-name="ce14" office:value-type="float" office:value="1">
            <text:p>1</text:p>
          </table:table-cell>
          <table:table-cell table:style-name="ce2"/>
          <table:table-cell table:style-name="ce18"/>
          <table:table-cell table:style-name="ce2" table:number-columns-repeated="1018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151QWI90B3WIX01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150QRED3WIX151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151QUADRO3WV</text:p>
          </table:table-cell>
          <table:table-cell office:value-type="string">
            <text:p>AB</text:p>
          </table:table-cell>
          <table:table-cell table:style-name="ce12" office:value-type="float" office:value="1.5">
            <text:p>1,5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150QUADRO3WV</text:p>
          </table:table-cell>
          <table:table-cell office:value-type="string">
            <text:p>AB</text:p>
          </table:table-cell>
          <table:table-cell table:style-name="ce1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200RED3WIX150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50KSB</text:p>
          </table:table-cell>
          <table:table-cell office:value-type="string">
            <text:p>AB</text:p>
          </table:table-cell>
          <table:table-cell table:style-name="ce12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150QPSK3W</text:p>
          </table:table-cell>
          <table:table-cell office:value-type="string">
            <text:p>AB</text:p>
          </table:table-cell>
          <table:table-cell table:style-name="ce12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151ADBL001</text:p>
          </table:table-cell>
          <table:table-cell office:value-type="string">
            <text:p>AB</text:p>
          </table:table-cell>
          <table:table-cell table:style-name="ce1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151QPSK3W</text:p>
          </table:table-cell>
          <table:table-cell office:value-type="string">
            <text:p>AB</text:p>
          </table:table-cell>
          <table:table-cell table:style-name="ce12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string">
            <text:p>100QPSK3W</text:p>
          </table:table-cell>
          <table:table-cell table:style-name="ce10" office:value-type="string">
            <text:p>AB</text:p>
          </table:table-cell>
          <table:table-cell table:style-name="ce13" office:value-type="float" office:value="30">
            <text:p>30</text:p>
          </table:table-cell>
          <table:table-cell table:style-name="ce1"/>
          <table:table-cell table:style-name="ce17"/>
          <table:table-cell table:style-name="ce1" table:number-columns-repeated="1018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151ADBL001</text:p>
          </table:table-cell>
          <table:table-cell office:value-type="string">
            <text:p>ZU</text:p>
          </table:table-cell>
          <table:table-cell table:style-name="ce1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150QAZ90B3WI151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150QUADRO3WV</text:p>
          </table:table-cell>
          <table:table-cell office:value-type="string">
            <text:p>ZU</text:p>
          </table:table-cell>
          <table:table-cell table:style-name="ce1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151QUADRO3WV</text:p>
          </table:table-cell>
          <table:table-cell office:value-type="string">
            <text:p>ZU</text:p>
          </table:table-cell>
          <table:table-cell table:style-name="ce12" office:value-type="float" office:value="1.5">
            <text:p>1,5</text:p>
          </table:table-cell>
          <table:table-cell table:number-columns-repeated="1020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151ADBL001</text:p>
          </table:table-cell>
          <table:table-cell office:value-type="string">
            <text:p>AB</text:p>
          </table:table-cell>
          <table:table-cell table:style-name="ce1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150QAZ90B3WI151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151QUADRO3WV</text:p>
          </table:table-cell>
          <table:table-cell office:value-type="string">
            <text:p>AB</text:p>
          </table:table-cell>
          <table:table-cell table:style-name="ce12" office:value-type="float" office:value="1.5">
            <text:p>1,5</text:p>
          </table:table-cell>
          <table:table-cell table:number-columns-repeated="1020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office:value-type="string">
            <text:p>150QUADRO3WV</text:p>
          </table:table-cell>
          <table:table-cell table:style-name="ce10" office:value-type="string">
            <text:p>AB</text:p>
          </table:table-cell>
          <table:table-cell table:style-name="ce13" office:value-type="float" office:value="3">
            <text:p>3</text:p>
          </table:table-cell>
          <table:table-cell table:style-name="ce1"/>
          <table:table-cell table:style-name="ce17"/>
          <table:table-cell table:style-name="ce1"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151ADBL001</text:p>
          </table:table-cell>
          <table:table-cell office:value-type="string">
            <text:p>ZU</text:p>
          </table:table-cell>
          <table:table-cell table:style-name="ce1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150COMPD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150AZ90B3WIX151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151QUADRO3WV</text:p>
          </table:table-cell>
          <table:table-cell office:value-type="string">
            <text:p>ZU</text:p>
          </table:table-cell>
          <table:table-cell table:style-name="ce12" office:value-type="float" office:value="1.5">
            <text:p>1,5</text:p>
          </table:table-cell>
          <table:table-cell table:number-columns-repeated="1020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150STVIX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150COMPD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150AZ90B3WIX151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151ADBL001</text:p>
          </table:table-cell>
          <table:table-cell office:value-type="string">
            <text:p>AB</text:p>
          </table:table-cell>
          <table:table-cell table:style-name="ce1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150STVIX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1" office:value-type="string">
            <text:p>151QUADRO3WV</text:p>
          </table:table-cell>
          <table:table-cell table:style-name="ce10" office:value-type="string">
            <text:p>AB</text:p>
          </table:table-cell>
          <table:table-cell table:style-name="ce13" office:value-type="float" office:value="1.5">
            <text:p>1,5</text:p>
          </table:table-cell>
          <table:table-cell table:style-name="ce1"/>
          <table:table-cell table:style-name="ce17"/>
          <table:table-cell table:style-name="ce1" table:number-columns-repeated="101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151QUADRO3WV</text:p>
          </table:table-cell>
          <table:table-cell office:value-type="string">
            <text:p>ZU</text:p>
          </table:table-cell>
          <table:table-cell table:style-name="ce12" office:value-type="float" office:value="1.5">
            <text:p>1,5</text:p>
          </table:table-cell>
          <table:table-cell table:number-columns-repeated="1020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150QUADRO3WV</text:p>
          </table:table-cell>
          <table:table-cell office:value-type="string">
            <text:p>ZU</text:p>
          </table:table-cell>
          <table:table-cell table:style-name="ce1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151ADBL001</text:p>
          </table:table-cell>
          <table:table-cell office:value-type="string">
            <text:p>ZU</text:p>
          </table:table-cell>
          <table:table-cell table:style-name="ce1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150QAZ90B3WI151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50QUADRO3WV</text:p>
          </table:table-cell>
          <table:table-cell office:value-type="string">
            <text:p>AB</text:p>
          </table:table-cell>
          <table:table-cell table:style-name="ce1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51QUADRO3WV</text:p>
          </table:table-cell>
          <table:table-cell office:value-type="string">
            <text:p>AB</text:p>
          </table:table-cell>
          <table:table-cell table:style-name="ce12" office:value-type="float" office:value="1.5">
            <text:p>1,5</text:p>
          </table:table-cell>
          <table:table-cell table:number-columns-repeated="102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51ADBL001</text:p>
          </table:table-cell>
          <table:table-cell office:value-type="string">
            <text:p>AB</text:p>
          </table:table-cell>
          <table:table-cell table:style-name="ce12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" office:value-type="string">
            <text:p>150QAZ90B3WI151</text:p>
          </table:table-cell>
          <table:table-cell table:style-name="ce10" office:value-type="string">
            <text:p>AB</text:p>
          </table:table-cell>
          <table:table-cell table:style-name="ce13" office:value-type="float" office:value="1">
            <text:p>1</text:p>
          </table:table-cell>
          <table:table-cell table:style-name="ce1"/>
          <table:table-cell table:style-name="ce17"/>
          <table:table-cell table:style-name="ce1" table:number-columns-repeated="1018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151ADBL001</text:p>
          </table:table-cell>
          <table:table-cell office:value-type="string">
            <text:p>ZU</text:p>
          </table:table-cell>
          <table:table-cell table:style-name="ce12" office:value-type="float" office:value="3">
            <text:p>3</text:p>
          </table:table-cell>
          <table:table-cell table:number-columns-repeated="3"/>
          <table:table-cell office:value-type="string">
            <text:p>Erweiterrung 400WAC</text:p>
          </table:table-cell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200AZ90B3WIX151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Erweiterrung 400WAC</text:p>
          </table:table-cell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200STVIX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Erweiterrung 400WAC</text:p>
          </table:table-cell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200COMPD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Erweiterrung 400WAC</text:p>
          </table:table-cell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151QUADRO3WV</text:p>
          </table:table-cell>
          <table:table-cell office:value-type="string">
            <text:p>ZU</text:p>
          </table:table-cell>
          <table:table-cell table:style-name="ce12" office:value-type="float" office:value="1.5">
            <text:p>1,5</text:p>
          </table:table-cell>
          <table:table-cell table:number-columns-repeated="3"/>
          <table:table-cell office:value-type="string">
            <text:p>Erweiterrung 400WAC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200STVIX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Erweiterrung 400WAC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200AZ90B3WIX151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Erweiterrung 400WAC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151ADBL001</text:p>
          </table:table-cell>
          <table:table-cell office:value-type="string">
            <text:p>AB</text:p>
          </table:table-cell>
          <table:table-cell table:style-name="ce12" office:value-type="float" office:value="3">
            <text:p>3</text:p>
          </table:table-cell>
          <table:table-cell table:number-columns-repeated="3"/>
          <table:table-cell office:value-type="string">
            <text:p>Erweiterrung 400WAC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151QUADRO3WV</text:p>
          </table:table-cell>
          <table:table-cell office:value-type="string">
            <text:p>AB</text:p>
          </table:table-cell>
          <table:table-cell table:style-name="ce12" office:value-type="float" office:value="1.5">
            <text:p>1,5</text:p>
          </table:table-cell>
          <table:table-cell table:number-columns-repeated="3"/>
          <table:table-cell office:value-type="string">
            <text:p>Erweiterrung 400WAC</text:p>
          </table:table-cell>
          <table:table-cell table:number-columns-repeated="1016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" office:value-type="string">
            <text:p>200COMPD</text:p>
          </table:table-cell>
          <table:table-cell table:style-name="ce10" office:value-type="string">
            <text:p>AB</text:p>
          </table:table-cell>
          <table:table-cell table:style-name="ce13" office:value-type="float" office:value="1">
            <text:p>1</text:p>
          </table:table-cell>
          <table:table-cell table:style-name="ce1"/>
          <table:table-cell table:style-name="ce17"/>
          <table:table-cell table:style-name="ce1"/>
          <table:table-cell office:value-type="string">
            <text:p>Erweiterrung 400WAC</text:p>
          </table:table-cell>
          <table:table-cell table:style-name="ce1"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125COMPD</text:p>
          </table:table-cell>
          <table:table-cell table:style-name="Default" office:value-type="string">
            <text:p>AU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AU/FO 140WAC</text:p>
          </table:table-cell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125QSILA3W0500</text:p>
          </table:table-cell>
          <table:table-cell table:style-name="Default" office:value-type="string">
            <text:p>AU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AU/FO 140WAC</text:p>
          </table:table-cell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125LG001</text:p>
          </table:table-cell>
          <table:table-cell table:style-name="Default" office:value-type="string">
            <text:p>AU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string">
            <text:p>AU/FO 140WAC</text:p>
          </table:table-cell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125LG001</text:p>
          </table:table-cell>
          <table:table-cell table:style-name="Default" office:value-type="string">
            <text:p>FO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string">
            <text:p>AU/FO 140WAC</text:p>
          </table:table-cell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125QSILA3W0500</text:p>
          </table:table-cell>
          <table:table-cell table:style-name="Default" office:value-type="string">
            <text:p>FO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AU/FO 140WAC</text:p>
          </table:table-cell>
          <table:table-cell table:number-columns-repeated="1016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" office:value-type="string">
            <text:p>125COMPD</text:p>
          </table:table-cell>
          <table:table-cell table:style-name="ce1" office:value-type="string">
            <text:p>FO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7"/>
          <table:table-cell table:style-name="ce1"/>
          <table:table-cell office:value-type="string">
            <text:p>AU/FO 140WAC</text:p>
          </table:table-cell>
          <table:table-cell table:style-name="ce1"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125COMPD</text:p>
          </table:table-cell>
          <table:table-cell office:value-type="string">
            <text:p>ZU</text:p>
          </table:table-cell>
          <table:table-cell table:style-name="ce12" office:value-type="float" office:value="0.5">
            <text:p>0,5</text:p>
          </table:table-cell>
          <table:table-cell table:number-columns-repeated="3"/>
          <table:table-cell office:value-type="string">
            <text:p>Gerätepaket 140WAC</text:p>
          </table:table-cell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table:style-name="ce6" office:value-type="string">
            <text:p>200WAC</text:p>
          </table:table-cell>
          <table:table-cell office:value-type="string">
            <text:p>ZU</text:p>
          </table:table-cell>
          <table:table-cell table:style-name="ce12" office:value-type="float" office:value="0.5">
            <text:p>0,5</text:p>
          </table:table-cell>
          <table:table-cell/>
          <table:table-cell office:value-type="string">
            <text:p>ausgetauscht</text:p>
          </table:table-cell>
          <table:table-cell/>
          <table:table-cell office:value-type="string">
            <text:p>Gerätepaket 140WAC</text:p>
          </table:table-cell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125QSILA3W1000</text:p>
          </table:table-cell>
          <table:table-cell office:value-type="string">
            <text:p>ZU</text:p>
          </table:table-cell>
          <table:table-cell table:style-name="ce12" office:value-type="float" office:value="2">
            <text:p>2</text:p>
          </table:table-cell>
          <table:table-cell table:number-columns-repeated="3"/>
          <table:table-cell office:value-type="string">
            <text:p>Gerätepaket 140WAC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table:style-name="ce6" office:value-type="string">
            <text:p>200WAC</text:p>
          </table:table-cell>
          <table:table-cell office:value-type="string">
            <text:p>AB</text:p>
          </table:table-cell>
          <table:table-cell table:style-name="ce12" office:value-type="float" office:value="0.5">
            <text:p>0,5</text:p>
          </table:table-cell>
          <table:table-cell/>
          <table:table-cell office:value-type="string">
            <text:p>ausgetauscht</text:p>
          </table:table-cell>
          <table:table-cell/>
          <table:table-cell office:value-type="string">
            <text:p>Gerätepaket 140WAC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125QSILA3W1000</text:p>
          </table:table-cell>
          <table:table-cell office:value-type="string">
            <text:p>AB</text:p>
          </table:table-cell>
          <table:table-cell table:style-name="ce12" office:value-type="float" office:value="2">
            <text:p>2</text:p>
          </table:table-cell>
          <table:table-cell table:number-columns-repeated="3"/>
          <table:table-cell office:value-type="string">
            <text:p>Gerätepaket 140WAC</text:p>
          </table:table-cell>
          <table:table-cell table:number-columns-repeated="1016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" office:value-type="string">
            <text:p>125COMPD</text:p>
          </table:table-cell>
          <table:table-cell table:style-name="ce10" office:value-type="string">
            <text:p>AB</text:p>
          </table:table-cell>
          <table:table-cell table:style-name="ce13" office:value-type="float" office:value="0.5">
            <text:p>0,5</text:p>
          </table:table-cell>
          <table:table-cell table:style-name="ce1"/>
          <table:table-cell table:style-name="ce17"/>
          <table:table-cell table:style-name="ce1"/>
          <table:table-cell office:value-type="string">
            <text:p>Gerätepaket 140WAC</text:p>
          </table:table-cell>
          <table:table-cell table:style-name="ce1"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151QPSK3W</text:p>
          </table:table-cell>
          <table:table-cell office:value-type="string">
            <text:p>ZU</text:p>
          </table:table-cell>
          <table:table-cell table:style-name="ce12" office:value-type="float" office:value="2.5">
            <text:p>2,5</text:p>
          </table:table-cell>
          <table:table-cell table:number-columns-repeated="3"/>
          <table:table-cell office:value-type="string">
            <text:p>Grundpaket 140WAC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50KSB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Grundpaket 140WAC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151ADBL001</text:p>
          </table:table-cell>
          <table:table-cell office:value-type="string">
            <text:p>ZU</text:p>
          </table:table-cell>
          <table:table-cell table:style-name="ce12" office:value-type="float" office:value="3">
            <text:p>3</text:p>
          </table:table-cell>
          <table:table-cell table:number-columns-repeated="3"/>
          <table:table-cell office:value-type="string">
            <text:p>Grundpaket 140WAC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151QUADRO3WV</text:p>
          </table:table-cell>
          <table:table-cell office:value-type="string">
            <text:p>ZU</text:p>
          </table:table-cell>
          <table:table-cell table:style-name="ce15" office:value-type="float" office:value="1.5">
            <text:p>1,5</text:p>
          </table:table-cell>
          <table:table-cell/>
          <table:table-cell office:value-type="string">
            <text:p>geändert</text:p>
          </table:table-cell>
          <table:table-cell/>
          <table:table-cell office:value-type="string">
            <text:p>Grundpaket 140WAC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125RED3WIX151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Grundpaket 140WAC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100QPSK3W</text:p>
          </table:table-cell>
          <table:table-cell office:value-type="string">
            <text:p>ZU</text:p>
          </table:table-cell>
          <table:table-cell table:style-name="ce12" office:value-type="float" office:value="15">
            <text:p>15</text:p>
          </table:table-cell>
          <table:table-cell table:number-columns-repeated="3"/>
          <table:table-cell office:value-type="string">
            <text:p>Grundpaket 140WAC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151QWI90B3WIX01</text:p>
          </table:table-cell>
          <table:table-cell office:value-type="string">
            <text:p>ZU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Grundpaket 140WAC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table:style-name="ce6" office:value-type="string">
            <text:p>125COMPD</text:p>
          </table:table-cell>
          <table:table-cell/>
          <table:table-cell table:style-name="ce12" office:value-type="float" office:value="0.5">
            <text:p>0,5</text:p>
          </table:table-cell>
          <table:table-cell/>
          <table:table-cell office:value-type="string">
            <text:p>Neu</text:p>
          </table:table-cell>
          <table:table-cell/>
          <table:table-cell office:value-type="string">
            <text:p>Grundpaket 140WAC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151ADBL001</text:p>
          </table:table-cell>
          <table:table-cell office:value-type="string">
            <text:p>AB</text:p>
          </table:table-cell>
          <table:table-cell table:style-name="ce12" office:value-type="float" office:value="3">
            <text:p>3</text:p>
          </table:table-cell>
          <table:table-cell table:number-columns-repeated="3"/>
          <table:table-cell office:value-type="string">
            <text:p>Grundpaket 140WAC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100QPSK3W</text:p>
          </table:table-cell>
          <table:table-cell office:value-type="string">
            <text:p>AB</text:p>
          </table:table-cell>
          <table:table-cell table:style-name="ce12" office:value-type="float" office:value="15">
            <text:p>15</text:p>
          </table:table-cell>
          <table:table-cell table:number-columns-repeated="3"/>
          <table:table-cell office:value-type="string">
            <text:p>Grundpaket 140WAC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125RED3WIX151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Grundpaket 140WAC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151QWI90B3WIX01</text:p>
          </table:table-cell>
          <table:table-cell office:value-type="string">
            <text:p>AB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office:value-type="string">
            <text:p>Grundpaket 140WAC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151QUADRO3WV</text:p>
          </table:table-cell>
          <table:table-cell office:value-type="string">
            <text:p>AB</text:p>
          </table:table-cell>
          <table:table-cell table:style-name="ce15" office:value-type="float" office:value="1.5">
            <text:p>1,5</text:p>
          </table:table-cell>
          <table:table-cell/>
          <table:table-cell office:value-type="string">
            <text:p>geändert</text:p>
          </table:table-cell>
          <table:table-cell/>
          <table:table-cell office:value-type="string">
            <text:p>Grundpaket 140WAC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151QPSK3W</text:p>
          </table:table-cell>
          <table:table-cell office:value-type="string">
            <text:p>AB</text:p>
          </table:table-cell>
          <table:table-cell table:style-name="ce12" office:value-type="float" office:value="2.5">
            <text:p>2,5</text:p>
          </table:table-cell>
          <table:table-cell table:number-columns-repeated="3"/>
          <table:table-cell office:value-type="string">
            <text:p>Grundpaket 140WAC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table:style-name="ce6" office:value-type="string">
            <text:p>125COMPD</text:p>
          </table:table-cell>
          <table:table-cell/>
          <table:table-cell table:style-name="ce12" office:value-type="float" office:value="0.5">
            <text:p>0,5</text:p>
          </table:table-cell>
          <table:table-cell/>
          <table:table-cell office:value-type="string">
            <text:p>Neu</text:p>
          </table:table-cell>
          <table:table-cell/>
          <table:table-cell office:value-type="string">
            <text:p>Grundpaket 140WAC</text:p>
          </table:table-cell>
          <table:table-cell table:number-columns-repeated="1016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office:value-type="string">
            <text:p>50KSB</text:p>
          </table:table-cell>
          <table:table-cell table:style-name="ce10" office:value-type="string">
            <text:p>AB</text:p>
          </table:table-cell>
          <table:table-cell table:style-name="ce13" office:value-type="float" office:value="1">
            <text:p>1</text:p>
          </table:table-cell>
          <table:table-cell table:style-name="ce1"/>
          <table:table-cell table:style-name="ce17"/>
          <table:table-cell table:style-name="ce1"/>
          <table:table-cell office:value-type="string">
            <text:p>Grundpaket 140WAC</text:p>
          </table:table-cell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</table:table>
      <table:table table:name="pakete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Kategorie</text:p>
          </table:table-cell>
          <table:table-cell office:value-type="string">
            <text:p>Name</text:p>
          </table:table-cell>
          <table:table-cell office:value-type="string">
            <text:p>Geraet</text:p>
          </table:table-cell>
          <table:table-cell office:value-type="string">
            <text:p>Bedingung</text:p>
          </table:table-cell>
          <table:table-cell table:number-columns-repeated="3"/>
          <table:table-cell office:value-type="string">
            <text:p>Kategorien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string">
            <text:p>Verteilung für 1 Anschluss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string">
            <text:p>Verteilung für 2 Anschlüsse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string">
            <text:p>Außenluftpake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string">
            <text:p>Verteilung für 3 Anschlüsse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71">
            <text:p>71</text:p>
          </table:table-cell>
          <table:table-cell office:value-type="string">
            <text:p>Fortluftpake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string">
            <text:p>Verteilung bis 6 Anschlüsse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string">
            <text:p>Gerätepaket</text:p>
          </table:table-cell>
        </table:table-row>
        <table:table-row table:style-name="ro1">
          <table:table-cell table:number-columns-repeated="8"/>
          <table:table-cell office:value-type="float" office:value="73">
            <text:p>73</text:p>
          </table:table-cell>
          <table:table-cell office:value-type="string">
            <text:p>Grundpake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string">
            <text:p>100ALSQ3W002</text:p>
          </table:table-cell>
          <table:table-cell table:number-columns-repeated="5"/>
          <table:table-cell office:value-type="float" office:value="74">
            <text:p>74</text:p>
          </table:table-cell>
          <table:table-cell office:value-type="string">
            <text:p>Erweiterungspake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string">
            <text:p>100BKZ</text:p>
          </table:table-cell>
          <table:table-cell table:number-columns-repeated="5"/>
          <table:table-cell office:value-type="float" office:value="75">
            <text:p>75</text:p>
          </table:table-cell>
          <table:table-cell office:value-type="string">
            <text:p>Verteilpake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string">
            <text:p>100TVE001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string">
            <text:p>Luftdurchlas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string">
            <text:p>100ULC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string">
            <text:p>100ULE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string">
            <text:p>100URH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string">
            <text:p>100ZWD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string">
            <text:p>125ALF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string">
            <text:p>125AVD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string">
            <text:p>125BKZ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string">
            <text:p>125ULC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office:value-type="string">
            <text:p>125URH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string">
            <text:p>300LGIX101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string">
            <text:p>300LGIX102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string">
            <text:p>300LGIX103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string">
            <text:p>300LGIX301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string">
            <text:p>300LGIX302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6">
            <text:p>76</text:p>
          </table:table-cell>
          <table:table-cell office:value-type="string">
            <text:p>300LGIX303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6">
            <text:p>76</text:p>
          </table:table-cell>
          <table:table-cell office:value-type="string">
            <text:p>300LGIX401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string">
            <text:p>300LGIX402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6">
            <text:p>76</text:p>
          </table:table-cell>
          <table:table-cell office:value-type="string">
            <text:p>300LGIX40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string">
            <text:p>Außenluftpaket für WAC300 für Wand</text:p>
          </table:table-cell>
          <table:table-cell office:value-type="string">
            <text:p>300WAC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Beispiele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office:value-type="string">
            <text:p>Außenluftpaket für WAC300 für Dach</text:p>
          </table:table-cell>
          <table:table-cell office:value-type="string">
            <text:p>300WAC</text:p>
          </table:table-cell>
          <table:table-cell office:value-type="float" office:value="210">
            <text:p>210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string">
            <text:p>Außenluftpaket für WAC300 für EWT</text:p>
          </table:table-cell>
          <table:table-cell office:value-type="string">
            <text:p>300WAC</text:p>
          </table:table-cell>
          <table:table-cell office:value-type="float" office:value="210">
            <text:p>210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string">
            <text:p>Außenluftpaket für WAC400 für Wand</text:p>
          </table:table-cell>
          <table:table-cell office:value-type="string">
            <text:p>400WAC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string">
            <text:p>Außenluftpaket für WAC400 für Dach</text:p>
          </table:table-cell>
          <table:table-cell office:value-type="string">
            <text:p>400WAC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string">
            <text:p>Außenluftpaket für WAC400 für EWT</text:p>
          </table:table-cell>
          <table:table-cell office:value-type="string">
            <text:p>400WAC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string">
            <text:p>Fortluftpaket für WAC300 für Wand</text:p>
          </table:table-cell>
          <table:table-cell office:value-type="string">
            <text:p>300WAC</text:p>
          </table:table-cell>
          <table:table-cell office:value-type="float" office:value="210">
            <text:p>210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office:value-type="string">
            <text:p>Fortluftpaket für WAC300 für Dach</text:p>
          </table:table-cell>
          <table:table-cell office:value-type="string">
            <text:p>300WAC</text:p>
          </table:table-cell>
          <table:table-cell office:value-type="float" office:value="210">
            <text:p>21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float" office:value="71">
            <text:p>71</text:p>
          </table:table-cell>
          <table:table-cell table:style-name="ce6" office:value-type="string">
            <text:p>Fortluftpaket für WAC300 für 135° Bogen</text:p>
          </table:table-cell>
          <table:table-cell table:style-name="ce6" office:value-type="string">
            <text:p>300WAC</text:p>
          </table:table-cell>
          <table:table-cell table:style-name="ce6" office:value-type="float" office:value="210">
            <text:p>210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string">
            <text:p>Fortluftpaket für WAC400 für Wand</text:p>
          </table:table-cell>
          <table:table-cell office:value-type="string">
            <text:p>400WAC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string">
            <text:p>Fortluftpaket für WAC400 für Dach</text:p>
          </table:table-cell>
          <table:table-cell office:value-type="string">
            <text:p>400WAC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float" office:value="71">
            <text:p>71</text:p>
          </table:table-cell>
          <table:table-cell table:style-name="ce6" office:value-type="string">
            <text:p>Fortluftpaket für WAC400 für 135° Bogen</text:p>
          </table:table-cell>
          <table:table-cell table:style-name="ce6" office:value-type="string">
            <text:p>400WAC</text:p>
          </table:table-cell>
          <table:table-cell table:style-name="ce6" office:value-type="float" office:value="270">
            <text:p>27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  <table:table-cell office:value-type="string">
            <text:p>Gerätepaket für WAC 300, ZU</text:p>
          </table:table-cell>
          <table:table-cell office:value-type="string">
            <text:p>300WAC</text:p>
          </table:table-cell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2">
            <text:p>72</text:p>
          </table:table-cell>
          <table:table-cell office:value-type="string">
            <text:p>Gerätepaket für WAC 300, AB</text:p>
          </table:table-cell>
          <table:table-cell office:value-type="string">
            <text:p>300WAC</text:p>
          </table:table-cell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string">
            <text:p>Gerätepaket für WAC 300, ZU</text:p>
          </table:table-cell>
          <table:table-cell office:value-type="string">
            <text:p>300WAC</text:p>
          </table:table-cell>
          <table:table-cell office:value-type="float" office:value="180">
            <text:p>180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string">
            <text:p>Gerätepaket für WAC 300, AB</text:p>
          </table:table-cell>
          <table:table-cell office:value-type="string">
            <text:p>300WAC</text:p>
          </table:table-cell>
          <table:table-cell office:value-type="float" office:value="180">
            <text:p>18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string">
            <text:p>Gerätepaket für WAC 300, ZU</text:p>
          </table:table-cell>
          <table:table-cell office:value-type="string">
            <text:p>300WAC</text:p>
          </table:table-cell>
          <table:table-cell office:value-type="float" office:value="210">
            <text:p>21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2">
            <text:p>72</text:p>
          </table:table-cell>
          <table:table-cell office:value-type="string">
            <text:p>Gerätepaket für WAC 300, AB</text:p>
          </table:table-cell>
          <table:table-cell office:value-type="string">
            <text:p>300WAC</text:p>
          </table:table-cell>
          <table:table-cell office:value-type="float" office:value="210">
            <text:p>210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string">
            <text:p>Gerätepaket für WAC 400, ZU</text:p>
          </table:table-cell>
          <table:table-cell office:value-type="string">
            <text:p>400WAC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2">
            <text:p>72</text:p>
          </table:table-cell>
          <table:table-cell office:value-type="string">
            <text:p>Gerätepaket für WAC 400, AB</text:p>
          </table:table-cell>
          <table:table-cell office:value-type="string">
            <text:p>400WAC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string">
            <text:p>Grundpaket für WAC 300, ZU </text:p>
          </table:table-cell>
          <table:table-cell office:value-type="string">
            <text:p>300WAC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Das Grundpaket gehört zu jedem Gerät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3">
            <text:p>73</text:p>
          </table:table-cell>
          <table:table-cell office:value-type="string">
            <text:p>Grundpaket für WAC 300, AB </text:p>
          </table:table-cell>
          <table:table-cell office:value-type="string">
            <text:p>300WAC</text:p>
          </table:table-cell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3">
            <text:p>73</text:p>
          </table:table-cell>
          <table:table-cell office:value-type="string">
            <text:p>Grundpaket für WAC 400, ZU </text:p>
          </table:table-cell>
          <table:table-cell office:value-type="string">
            <text:p>400WAC</text:p>
          </table:table-cell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3">
            <text:p>73</text:p>
          </table:table-cell>
          <table:table-cell office:value-type="string">
            <text:p>Grundpaket für WAC 400, AB </text:p>
          </table:table-cell>
          <table:table-cell office:value-type="string">
            <text:p>400WAC</text:p>
          </table:table-cell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4">
            <text:p>74</text:p>
          </table:table-cell>
          <table:table-cell office:value-type="string">
            <text:p>Erweiterungspaket für WAC 300, ZU</text:p>
          </table:table-cell>
          <table:table-cell office:value-type="string">
            <text:p>300WAC</text:p>
          </table:table-cell>
          <table:table-cell office:value-type="float" office:value="180">
            <text:p>180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4">
            <text:p>74</text:p>
          </table:table-cell>
          <table:table-cell office:value-type="string">
            <text:p>Erweiterungspaket für WAC 300, AB</text:p>
          </table:table-cell>
          <table:table-cell office:value-type="string">
            <text:p>300WAC</text:p>
          </table:table-cell>
          <table:table-cell office:value-type="float" office:value="180">
            <text:p>18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string">
            <text:p>Erweiterungspaket für WAC 300, ZU</text:p>
          </table:table-cell>
          <table:table-cell office:value-type="string">
            <text:p>300WAC</text:p>
          </table:table-cell>
          <table:table-cell office:value-type="float" office:value="210">
            <text:p>210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string">
            <text:p>Erweiterungspaket für WAC 300, AB</text:p>
          </table:table-cell>
          <table:table-cell office:value-type="string">
            <text:p>300WAC</text:p>
          </table:table-cell>
          <table:table-cell office:value-type="float" office:value="210">
            <text:p>210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string">
            <text:p>Erweiterungspaket für WAC 400, ZU</text:p>
          </table:table-cell>
          <table:table-cell office:value-type="string">
            <text:p>400WAC</text:p>
          </table:table-cell>
          <table:table-cell office:value-type="float" office:value="180">
            <text:p>180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string">
            <text:p>Erweiterungspaket für WAC 400, AB</text:p>
          </table:table-cell>
          <table:table-cell office:value-type="string">
            <text:p>400WAC</text:p>
          </table:table-cell>
          <table:table-cell office:value-type="float" office:value="180">
            <text:p>180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string">
            <text:p>Erweiterungspaket für WAC 400, ZU</text:p>
          </table:table-cell>
          <table:table-cell office:value-type="string">
            <text:p>400WAC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string">
            <text:p>Erweiterungspaket für WAC 400, AB</text:p>
          </table:table-cell>
          <table:table-cell office:value-type="string">
            <text:p>400WAC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string">
            <text:p>Außenluftpaket für <text:span text:style-name="T1">WAC 200</text:span> für Wand</text:p>
          </table:table-cell>
          <table:table-cell office:value-type="string">
            <text:p>200WAC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string">
            <text:p>Fortluftpaket für <text:span text:style-name="T1">WAC 200</text:span> für Wand</text:p>
          </table:table-cell>
          <table:table-cell office:value-type="string">
            <text:p>200WAC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string">
            <text:p>Gerätepaket für <text:span text:style-name="T1">WAC 200</text:span>, ZU</text:p>
          </table:table-cell>
          <table:table-cell office:value-type="string">
            <text:p>200WAC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 office:value-type="string">
            <text:p>Gerätepaket für <text:span text:style-name="T1">WAC 200</text:span>, AB</text:p>
          </table:table-cell>
          <table:table-cell office:value-type="string">
            <text:p>200WAC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string">
            <text:p>Grundpaket für <text:span text:style-name="T1">WAC 200</text:span>, ZU </text:p>
          </table:table-cell>
          <table:table-cell office:value-type="string">
            <text:p>200WAC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office:value-type="string">
            <text:p>Grundpaket für <text:span text:style-name="T1">WAC 200</text:span>, AB </text:p>
          </table:table-cell>
          <table:table-cell office:value-type="string">
            <text:p>200WAC</text:p>
          </table:table-cell>
          <table:table-cell office:value-type="float" office:value="100">
            <text:p>100</text:p>
          </table:table-cell>
          <table:table-cell table:number-columns-repeated="5"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name="Import1" table:target-range-address="stueckliste.A1:stueckliste.E297">
          <table:database-source-table table:database-name="WestaMySQL" table:table-name="westa.stueckliste"/>
        </table:database-range>
        <table:database-range table:name="Import2" table:target-range-address="pakete.A1:pakete.B6">
          <table:database-source-sql table:database-name="WestaMySQL" table:sql-statement="SELECT * FROM `westa`.`pakete`"/>
        </table:database-range>
        <table:database-range table:target-range-address="stueckliste.A2:stueckliste.IV29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.53cm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20.06.2011</text:date>, <text:time>16:22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Oliver Seebass</meta:initial-creator>
    <meta:creation-date>2007-06-21T18:40:52</meta:creation-date>
    <dc:creator>Frank Stukemeier</dc:creator>
    <dc:date>2011-06-20T16:22:36</dc:date>
    <dc:language>de-DE</dc:language>
    <meta:editing-cycles>12</meta:editing-cycles>
    <meta:editing-duration>PT13H54M17S</meta:editing-duration>
    <meta:document-statistic meta:table-count="3" meta:cell-count="1574" meta:object-count="0"/>
    <meta:user-defined meta:name="Info 1"/>
    <meta:user-defined meta:name="Info 2"/>
    <meta:user-defined meta:name="Info 3"/>
    <meta:user-defined meta:name="Info 4"/>
  </office:meta>
</office:document-meta>
</file>